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000000010000000104191C4BD.gif" manifest:media-type="image/gif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c2cf52">
      <style:text-properties style:text-underline-style="none"/>
    </style:style>
    <style:style style:family="paragraph" style:list-style-name="L4" style:name="ab25289">
      <style:paragraph-properties/>
      <style:text-properties/>
    </style:style>
    <style:style style:family="text" style:name="a1fafef">
      <style:text-properties style:text-underline-style="none"/>
    </style:style>
    <style:style style:family="paragraph" style:list-style-name="L4" style:name="ae26055">
      <style:paragraph-properties/>
      <style:text-properties/>
    </style:style>
    <style:style style:family="text" style:name="acd9459">
      <style:text-properties style:text-underline-style="none"/>
    </style:style>
    <style:style style:family="paragraph" style:list-style-name="L4" style:name="a4b02c2">
      <style:paragraph-properties/>
      <style:text-properties/>
    </style:style>
    <style:style style:family="paragraph" style:name="aebb84a">
      <style:paragraph-properties/>
      <style:text-properties style:text-underline-style="none"/>
    </style:style>
    <style:style style:family="paragraph" style:list-style-name="L3" style:name="a8ff31c">
      <style:paragraph-properties/>
      <style:text-properties style:text-underline-style="none"/>
    </style:style>
    <style:style style:family="paragraph" style:list-style-name="L3" style:name="a671fab">
      <style:paragraph-properties/>
      <style:text-properties style:text-underline-style="none"/>
    </style:style>
    <style:style style:family="paragraph" style:list-style-name="L3" style:name="a30b6d3">
      <style:paragraph-properties/>
      <style:text-properties style:text-underline-style="none"/>
    </style:style>
    <style:style style:family="paragraph" style:name="ab8dce2">
      <style:paragraph-properties/>
    </style:style>
    <style:style style:family="paragraph" style:list-style-name="L2" style:name="ae236f1">
      <style:paragraph-properties/>
    </style:style>
    <style:style style:family="paragraph" style:list-style-name="L2" style:name="ab97178">
      <style:paragraph-properties/>
    </style:style>
    <style:style style:family="paragraph" style:list-style-name="L2" style:name="aba1375">
      <style:paragraph-properties/>
    </style:style>
    <style:style style:family="paragraph" style:list-style-name="L2" style:name="a986203">
      <style:paragraph-properties/>
    </style:style>
    <style:style style:family="paragraph" style:list-style-name="L2" style:name="a99eeaa">
      <style:paragraph-properties/>
    </style:style>
    <style:style style:family="paragraph" style:list-style-name="L1" style:name="ade9f7f">
      <style:paragraph-properties/>
    </style:style>
    <style:style style:family="paragraph" style:list-style-name="L1" style:name="a5283b3">
      <style:paragraph-properties fo:margin-left="24.01mm" fo:margin-right="0.0mm" fo:text-indent="-6.35mm"/>
    </style:style>
    <style:style style:family="paragraph" style:name="P1" style:parent-style-name="Standard">
      <style:text-properties style:text-underline-style="none"/>
    </style:style>
    <style:style style:family="paragraph" style:list-style-name="L1" style:name="P2" style:parent-style-name="Standard"/>
    <style:style style:family="paragraph" style:list-style-name="L2" style:name="P3" style:parent-style-name="Standard"/>
    <style:style style:family="paragraph" style:list-style-name="L3" style:name="P4" style:parent-style-name="Standard">
      <style:text-properties style:text-underline-style="none"/>
    </style:style>
    <style:style style:family="paragraph" style:list-style-name="L4" style:name="P5" style:parent-style-name="Standard"/>
    <style:style style:family="paragraph" style:list-style-name="L1" style:name="P6" style:parent-style-name="Standard">
      <style:paragraph-properties fo:margin-left="2.401cm" fo:margin-right="0cm" fo:text-indent="-0.635cm" style:auto-text-indent="false"/>
    </style:style>
    <style:style style:family="text" style:name="T1">
      <style:text-properties style:text-underline-style="none"/>
    </style:style>
    <text:list-style style:name="L1">
      <text:list-level-style-number style:num-format="1" style:num-prefix="b" style:num-suffix="a" text:level="1" text:start-value="7" text:style-name="Numbering_20_Symbols">
        <style:list-level-properties text:list-level-position-and-space-mode="label-alignment">
          <style:list-level-label-alignment fo:margin-left="1.27cm" fo:text-indent="-0.635cm" text:label-followed-by="space"/>
        </style:list-level-properties>
      </text:list-level-style-number>
      <text:list-level-style-number style:num-format="1" style:num-prefix="b" style:num-suffix="a" text:display-levels="2" text:level="2" text:start-value="7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display-levels="3" text:level="3" text:start-value="7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display-levels="4" text:level="4" text:start-value="7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display-levels="5" text:level="5" text:start-value="7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display-levels="6" text:level="6" text:start-value="7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display-levels="7" text:level="7" text:start-value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display-levels="8" text:level="8" text:start-value="7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display-levels="4" text:level="9" text:start-value="7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display-levels="8" text:level="10" text:start-value="7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bullet text:bullet-char="✗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✗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✗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✗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✗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✗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✗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✗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✗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✗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0.339cm" fo:width="0.339cm" style:vertical-pos="middle" style:vertical-rel="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prefix="(" style:num-suffix=")" text:display-levels="2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prefix="(" style:num-suffix=")" text:display-levels="3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prefix="(" style:num-suffix=")" text:display-levels="4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prefix="(" style:num-suffix=")" text:display-levels="5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prefix="(" style:num-suffix=")" text:display-levels="6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prefix="(" style:num-suffix=")" text:display-levels="7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prefix="(" style:num-suffix=")" text:display-levels="7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prefix="(" style:num-suffix=")" text:display-levels="7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prefix="(" style:num-suffix=")" text:display-levels="7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paragraph" style:list-style-name="L1" style:name="adfdd8d" style:parent-style-name="Standard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 xml:id="list2505945715557893221">
        <text:list-item>
          <text:p text:style-name="P2">First-followed-by-space</text:p>
        </text:list-item>
        <text:list-item>
          <text:p text:style-name="P6">Second</text:p>
          <text:list>
            <text:list-item>
              <text:p text:style-name="P2">Third</text:p>
            </text:list-item>
          </text:list>
        </text:list-item>
      </text:list>
      <text:list text:style-name="L2" xml:id="list6626444102102110991">
        <text:list-header>
          <text:p text:style-name="P3"/>
        </text:list-header>
        <text:list-item>
          <text:p text:style-name="P3">Cross-First-followed-by-space</text:p>
        </text:list-item>
        <text:list-item>
          <text:p text:style-name="P3">Cross-Second</text:p>
        </text:list-item>
        <text:list-item>
          <text:p text:style-name="P3">Cross-Third</text:p>
          <text:p text:style-name="P3"/>
        </text:list-item>
      </text:list>
      <text:p text:style-name="Standard"/>
      <text:list text:style-name="L3" xml:id="list4610980543945444999">
        <text:list-item>
          <text:p text:style-name="P4">Star-First-followed-by-space</text:p>
        </text:list-item>
        <text:list-item>
          <text:p text:style-name="P4">Star-Second</text:p>
        </text:list-item>
        <text:list-item>
          <text:p text:style-name="P4">Star-Third</text:p>
        </text:list-item>
      </text:list>
      <text:p text:style-name="P1"/>
      <text:list text:style-name="L4" xml:id="list4053051152566041198">
        <text:list-item>
          <text:p text:style-name="P5"><text:span text:style-name="T1">LabelTest1</text:span></text:p>
          <text:list>
            <text:list-item>
              <text:p text:style-name="P5"><text:span text:style-name="T1">LabelTest2</text:span></text:p>
              <text:list>
                <text:list-item>
                  <text:p text:style-name="P5"><text:span text:style-name="T1">LabelTest3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p text:style-name="adfdd8d">First-followed-by-space</text:p>
        </text:list-item>
      </text:list>
      <text:list text:continue-numbering="true" text:style-name="L1">
        <text:list-item>
          <text:p text:style-name="a5283b3">Second</text:p>
        </text:list-item>
      </text:list>
      <text:list text:continue-numbering="true" text:style-name="L1">
        <text:list-item>
          <text:list>
            <text:list-item>
              <text:p text:style-name="ade9f7f">Third</text:p>
            </text:list-item>
          </text:list>
        </text:list-item>
      </text:list>
      <text:list text:continue-numbering="true" text:style-name="L2">
        <text:list-item>
          <text:p text:style-name="a99eeaa"/>
        </text:list-item>
      </text:list>
      <text:list text:continue-numbering="true" text:style-name="L2">
        <text:list-item>
          <text:p text:style-name="a986203">Cross-First-followed-by-space</text:p>
        </text:list-item>
      </text:list>
      <text:list text:continue-numbering="true" text:style-name="L2">
        <text:list-item>
          <text:p text:style-name="aba1375">Cross-Second</text:p>
        </text:list-item>
      </text:list>
      <text:list text:continue-numbering="true" text:style-name="L2">
        <text:list-item>
          <text:p text:style-name="ab97178">Cross-Third</text:p>
        </text:list-item>
      </text:list>
      <text:list text:continue-numbering="true" text:style-name="L2">
        <text:list-item>
          <text:p text:style-name="ae236f1"/>
        </text:list-item>
      </text:list>
      <text:p text:style-name="ab8dce2"/>
      <text:list text:continue-numbering="true" text:style-name="L3">
        <text:list-item>
          <text:p text:style-name="a30b6d3">Star-First-followed-by-space</text:p>
        </text:list-item>
      </text:list>
      <text:list text:continue-numbering="true" text:style-name="L3">
        <text:list-item>
          <text:p text:style-name="a671fab">Star-Second</text:p>
        </text:list-item>
      </text:list>
      <text:list text:continue-numbering="true" text:style-name="L3">
        <text:list-item>
          <text:p text:style-name="a8ff31c">Star-Third</text:p>
        </text:list-item>
      </text:list>
      <text:p text:style-name="aebb84a"/>
      <text:list text:continue-numbering="true" text:style-name="L4">
        <text:list-item>
          <text:p text:style-name="a4b02c2"><text:span text:style-name="acd9459">LabelTest1</text:span></text:p>
        </text:list-item>
      </text:list>
      <text:list text:continue-numbering="true" text:style-name="L4">
        <text:list-item>
          <text:list>
            <text:list-item>
              <text:p text:style-name="ae26055"><text:span text:style-name="a1fafef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b25289"><text:span text:style-name="ac2cf52">LabelTest3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.40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16T17:10:15.92</meta:creation-date>
    <dc:date>2018-04-06T23:27:19</dc:date>
    <meta:editing-duration>PT0.059S</meta:editing-duration>
    <meta:editing-cycles>9</meta:editing-cycles>
    <meta:generator>StarOffice/8$Win32 OpenOffice.org_project/680m18$Build-9161</meta:generator>
    <meta:document-statistic meta:character-count="188" meta:image-count="0" meta:object-count="0" meta:page-count="1" meta:paragraph-count="12" meta:table-count="0" meta:word-count="24"/>
  </office:meta>
</office:document-meta>
</file>